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pitch="variable"/>
    <style:font-face style:name="Fira Sans" svg:font-family="'Fira Sans'" style:font-adornments="Έντονα" style:font-family-generic="swiss" style:font-pitch="variable"/>
    <style:font-face style:name="Fira Sans1" svg:font-family="'Fira Sans'" style:font-adornments="Κανονικά" style:font-family-generic="swiss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adornments="Κανονικά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/>
    <style:font-face style:name="Times New Roman" svg:font-family="'Times New Roman'" style:font-adornments="Κανονικά" style:font-family-generic="roman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31f8330" officeooo:paragraph-rsid="031f8330"/>
    </style:style>
    <style:style style:name="P2" style:family="paragraph" style:parent-style-name="Text_20_body">
      <style:text-properties officeooo:rsid="031f8330" officeooo:paragraph-rsid="031fdfe0"/>
    </style:style>
    <style:style style:name="P3" style:family="paragraph" style:parent-style-name="Text_20_body">
      <style:text-properties officeooo:rsid="031fdfe0" officeooo:paragraph-rsid="031fdfe0"/>
    </style:style>
    <style:style style:name="P4" style:family="paragraph" style:parent-style-name="Text_20_body">
      <style:text-properties officeooo:rsid="031fdfe0" officeooo:paragraph-rsid="03349a91"/>
    </style:style>
    <style:style style:name="P5" style:family="paragraph" style:parent-style-name="Text_20_body">
      <style:text-properties officeooo:paragraph-rsid="032722d5"/>
    </style:style>
    <style:style style:name="P6" style:family="paragraph" style:parent-style-name="Text_20_body">
      <style:text-properties officeooo:rsid="032722d5" officeooo:paragraph-rsid="032722d5"/>
    </style:style>
    <style:style style:name="P7" style:family="paragraph" style:parent-style-name="Text_20_body">
      <style:text-properties officeooo:rsid="032722d5" officeooo:paragraph-rsid="032e3076"/>
    </style:style>
    <style:style style:name="P8" style:family="paragraph" style:parent-style-name="Text_20_body">
      <style:text-properties officeooo:rsid="032722d5" officeooo:paragraph-rsid="03364a00"/>
    </style:style>
    <style:style style:name="P9" style:family="paragraph" style:parent-style-name="Text_20_body">
      <style:text-properties style:use-window-font-color="true" loext:opacity="0%" style:font-name="Fira Sans1" fo:font-size="11pt" fo:language="el" fo:country="GR" officeooo:rsid="031f8330" officeooo:paragraph-rsid="031f8330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0" style:family="paragraph" style:parent-style-name="Text_20_body">
      <style:text-properties style:use-window-font-color="true" loext:opacity="0%" style:font-name="Fira Sans1" fo:font-size="11pt" fo:language="el" fo:country="GR" officeooo:rsid="03248ed4" officeooo:paragraph-rsid="0331762a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11" style:family="paragraph" style:parent-style-name="Text_20_body">
      <style:text-properties officeooo:paragraph-rsid="03279bc5"/>
    </style:style>
    <style:style style:name="P12" style:family="paragraph" style:parent-style-name="Text_20_body">
      <style:text-properties officeooo:paragraph-rsid="032e3076"/>
    </style:style>
    <style:style style:name="P13" style:family="paragraph" style:parent-style-name="Text_20_body">
      <style:text-properties officeooo:paragraph-rsid="0336807c"/>
    </style:style>
    <style:style style:name="P14" style:family="paragraph" style:parent-style-name="Text_20_body">
      <style:text-properties officeooo:rsid="0336807c" officeooo:paragraph-rsid="0336807c"/>
    </style:style>
    <style:style style:name="P15" style:family="paragraph" style:parent-style-name="Text_20_body">
      <style:text-properties officeooo:paragraph-rsid="033b3ff8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Text_20_body" style:list-style-name="L1">
      <style:text-properties officeooo:rsid="03212818" officeooo:paragraph-rsid="03212818"/>
    </style:style>
    <style:style style:name="P18" style:family="paragraph" style:parent-style-name="Text_20_body" style:list-style-name="L1">
      <style:text-properties officeooo:rsid="0320f5ba" officeooo:paragraph-rsid="0320f5ba"/>
    </style:style>
    <style:style style:name="P19" style:family="paragraph" style:parent-style-name="Text_20_body" style:list-style-name="L1">
      <style:text-properties officeooo:rsid="0323595a" officeooo:paragraph-rsid="0323595a"/>
    </style:style>
    <style:style style:name="P20" style:family="paragraph" style:parent-style-name="Text_20_body">
      <style:text-properties style:use-window-font-color="true" loext:opacity="0%" style:font-name="Fira Sans1" fo:font-size="11pt" fo:language="el" fo:country="GR" officeooo:rsid="033e744e" officeooo:paragraph-rsid="03402b17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1" style:family="paragraph" style:parent-style-name="Text_20_body">
      <style:text-properties style:use-window-font-color="true" loext:opacity="0%" style:font-name="Fira Sans1" fo:font-size="11pt" fo:language="el" fo:country="GR" officeooo:rsid="0342692b" officeooo:paragraph-rsid="034721b9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2" style:family="paragraph" style:parent-style-name="Text_20_body">
      <style:text-properties style:use-window-font-color="true" loext:opacity="0%" style:font-name="Fira Sans1" fo:font-size="11pt" fo:language="el" fo:country="GR" officeooo:rsid="034721b9" officeooo:paragraph-rsid="034721b9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" style:family="text">
      <style:text-properties style:use-window-font-color="true" loext:opacity="0%" style:font-name="Fira Sans1" fo:font-size="11pt" fo:language="el" fo:country="G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2" style:family="text">
      <style:text-properties style:use-window-font-color="true" loext:opacity="0%" style:font-name="Fira Sans1" fo:font-size="11pt" fo:language="el" fo:country="GR" officeooo:rsid="031fdfe0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3" style:family="text">
      <style:text-properties style:use-window-font-color="true" loext:opacity="0%" style:font-name="Fira Sans1" fo:font-size="11pt" fo:language="el" fo:country="GR" officeooo:rsid="0320f5ba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4" style:family="text">
      <style:text-properties style:use-window-font-color="true" loext:opacity="0%" style:font-name="Fira Sans1" fo:font-size="11pt" fo:language="el" fo:country="GR" officeooo:rsid="03212818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5" style:family="text">
      <style:text-properties style:use-window-font-color="true" loext:opacity="0%" style:font-name="Fira Sans1" fo:font-size="11pt" fo:language="el" fo:country="GR" officeooo:rsid="0322ffcd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6" style:family="text">
      <style:text-properties style:use-window-font-color="true" loext:opacity="0%" style:font-name="Fira Sans1" fo:font-size="11pt" fo:language="el" fo:country="GR" officeooo:rsid="0323595a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7" style:family="text">
      <style:text-properties style:use-window-font-color="true" loext:opacity="0%" style:font-name="Fira Sans1" fo:font-size="11pt" fo:language="el" fo:country="GR" officeooo:rsid="032722d5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8" style:family="text">
      <style:text-properties style:use-window-font-color="true" loext:opacity="0%" style:font-name="Fira Sans1" fo:font-size="11pt" fo:language="el" fo:country="GR" officeooo:rsid="03296c3c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9" style:family="text">
      <style:text-properties style:use-window-font-color="true" loext:opacity="0%" style:font-name="Fira Sans1" fo:font-size="11pt" fo:language="el" fo:country="GR" officeooo:rsid="032e3076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0" style:family="text">
      <style:text-properties style:use-window-font-color="true" loext:opacity="0%" style:font-name="Fira Sans1" fo:font-size="11pt" fo:language="el" fo:country="GR" officeooo:rsid="03364a00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1" style:family="text">
      <style:text-properties style:use-window-font-color="true" loext:opacity="0%" style:font-name="Fira Sans1" fo:font-size="11pt" fo:language="el" fo:country="GR" officeooo:rsid="033e2e10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2" style:family="text">
      <style:text-properties style:use-window-font-color="true" loext:opacity="0%" style:font-name="Fira Sans1" fo:font-size="11pt" fo:language="el" fo:country="GR" officeooo:rsid="03402b17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3" style:family="text">
      <style:text-properties style:use-window-font-color="true" loext:opacity="0%" style:font-name="Fira Sans1" fo:font-size="11pt" fo:language="el" fo:country="GR" style:text-underline-style="solid" style:text-underline-width="auto" style:text-underline-color="font-color" officeooo:rsid="031fdfe0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T14" style:family="text">
      <style:text-properties officeooo:rsid="032722d5"/>
    </style:style>
    <style:style style:name="T15" style:family="text">
      <style:text-properties officeooo:rsid="032d873a"/>
    </style:style>
    <style:style style:name="T16" style:family="text">
      <style:text-properties officeooo:rsid="032e3076"/>
    </style:style>
    <style:style style:name="T17" style:family="text">
      <style:text-properties officeooo:rsid="032f648f"/>
    </style:style>
    <style:style style:name="T18" style:family="text">
      <style:text-properties officeooo:rsid="03364a00"/>
    </style:style>
    <style:style style:name="T19" style:family="text">
      <style:text-properties officeooo:rsid="0339e538"/>
    </style:style>
    <style:style style:name="T20" style:family="text">
      <style:text-properties officeooo:rsid="033ac46e"/>
    </style:style>
    <style:style style:name="T21" style:family="text">
      <style:text-properties officeooo:rsid="033b3ff8"/>
    </style:style>
    <style:style style:name="T22" style:family="text">
      <style:text-properties officeooo:rsid="033cea23"/>
    </style:style>
    <style:style style:name="T23" style:family="text">
      <style:text-properties officeooo:rsid="033d7131"/>
    </style:style>
    <style:style style:name="T24" style:family="text">
      <style:text-properties officeooo:rsid="033e2e10"/>
    </style:style>
    <style:style style:name="T25" style:family="text">
      <style:text-properties officeooo:rsid="03402b17"/>
    </style:style>
    <style:style style:name="T26" style:family="text">
      <style:text-properties officeooo:rsid="03421eca"/>
    </style:style>
    <style:style style:name="T27" style:family="text">
      <style:text-properties officeooo:rsid="0342692b"/>
    </style:style>
    <style:style style:name="T28" style:family="text">
      <style:text-properties officeooo:rsid="0343b031"/>
    </style:style>
    <style:style style:name="T29" style:family="text">
      <style:text-properties officeooo:rsid="0346b899"/>
    </style:style>
    <style:style style:name="T30" style:family="text">
      <style:text-properties officeooo:rsid="034721b9"/>
    </style:style>
    <style:style style:name="T31" style:family="text">
      <style:text-properties officeooo:rsid="0348675b"/>
    </style:style>
    <style:style style:name="T32" style:family="text">
      <style:text-properties officeooo:rsid="0349b7cb"/>
    </style:style>
    <style:style style:name="T33" style:family="text">
      <style:text-properties officeooo:rsid="034a749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Αποτελεσματικότητα εμβολιασμού COVID-19 στην Κύπρο</text:h>
      <text:p text:style-name="P3"/>
      <text:p text:style-name="P4"><text:span text:style-name="T3">Δεδομένα έως</text:span><text:span text:style-name="T1">: \Sexpr{format(max(vacc$date), “%d %B %Y”)}</text:span></text:p>
      <text:p text:style-name="P9"/>
      <text:p text:style-name="Heading_20_2">Εισαγωγή</text:p>
      <text:p text:style-name="P2"><text:span text:style-name="T1">Η παρούσα έκθεση αξιοποι</text:span><text:span text:style-name="T2">εί</text:span><text:span text:style-name="T1"> τα δεδομένα επιδημιολογικής επιτήρησης και εμβολιασμού της Κύπρου </text:span><text:span text:style-name="T2">για να εκτιμήσει </text:span><text:span text:style-name="T1">την αποτελεσματικότητα του εμβολιασμού COVID-19 στην πρόληψη τριών διακριτών εκβάσεων: </text:span><text:span text:style-name="T2">(α) ε</text:span><text:span text:style-name="T1">ργαστηριακά επιβεβαιωμένη</text:span><text:span text:style-name="T2">ς</text:span><text:span text:style-name="T1"> COVID-19 </text:span><text:span text:style-name="T2">(“κρούσμα”)</text:span><text:span text:style-name="T1">, </text:span><text:span text:style-name="T2">(β)</text:span><text:span text:style-name="T1"> νοσηλείας και </text:span><text:span text:style-name="T2">(γ)</text:span><text:span text:style-name="T1"> θανάτου COVID-19.</text:span></text:p>
      <text:p text:style-name="P1"><text:span text:style-name="T1">Η εκτίμηση </text:span><text:span text:style-name="T2">της αποτελεσματικότητας </text:span><text:span text:style-name="T1">γίνεται συγκρίνοντας το </text:span><text:span text:style-name="T12">πηλίκο </text:span><text:span text:style-name="T1">ρυθμ</text:span><text:span text:style-name="T12">ού</text:span><text:span text:style-name="T1"> (rate) κάθε έκβασης μεταξύ ανεμβολίαστων και εμβολιασμένων με μια, δύο και τρείς δόσεις </text:span><text:span text:style-name="T2">αντίστοιχα</text:span><text:span text:style-name="T1">, με </text:span><text:span text:style-name="T2">κατάλληλη </text:span><text:span text:style-name="T1">ηλικιακή στάθμιση </text:span><text:span text:style-name="T2">και</text:span><text:span text:style-name="T1"> </text:span><text:span text:style-name="T2">λαμβάνοντας υπόψη την κυμαινόμενη δραστηριότητα του ιού στην πορεία του χρόνου. Η προσέγγιση αυτή είναι αναγκαία, διότι οι απλές αριθμητικές συγκρίσεις </text:span><text:span text:style-name="T13">υποτιμούν σοβαρά</text:span><text:span text:style-name="T3"> </text:span><text:span text:style-name="T2">την αποτελεσματικότητα του εμβολιασμού για τους εξής λόγους:</text:span></text:p>
      <text:list xml:id="list2668766769" text:style-name="L1">
        <text:list-item>
          <text:p text:style-name="P17"><text:span text:style-name="T1">ο παρονομαστής (αριθμός εμβολιασμένων / αριθμός ανεμβολίαστων) δεν είναι ίδιος, και δεν μπορούν να συγκριθούν αριθμοί κρουσμάτων αν δε ληφθεί υπόψη το μέγεθος του πληθυσμού που τα γέννησε </text:span><text:span text:style-name="T5">(ενδεικτικά, </text:span><text:span text:style-name="T1">στην ακραία υποθετική περίπτωση όπου όλος ο πληθυσμός θα ήταν εμβολιασμένος, όλα τα κρούσματα θα ήταν μεταξύ εμβολιασμένων – αλλά θα ήταν </text:span><text:span text:style-name="T5">και </text:span><text:span text:style-name="T1">πολύ λιγότε</text:span><text:span text:style-name="T5">ρα</text:span><text:span text:style-name="T1">)</text:span></text:p>
        </text:list-item>
        <text:list-item>
          <text:p text:style-name="P18"><text:span text:style-name="T1">ο </text:span><text:span text:style-name="T4">παρονομαστής</text:span><text:span text:style-name="T1"> μεταβάλλεται </text:span><text:span text:style-name="T4">συνεχώς </text:span><text:span text:style-name="T1">στο χρόνο, και τα κρούσματα </text:span><text:span text:style-name="T4">που καταγράφονται</text:span><text:span text:style-name="T1"> ανά πάσα στιγμή έχουν συμβεί σε προγενέστερες </text:span><text:span text:style-name="T4">(και διαφορετικές) </text:span><text:span text:style-name="T1">χρονικές στιγμές</text:span></text:p>
        </text:list-item>
        <text:list-item>
          <text:p text:style-name="P19"><text:span text:style-name="T6">ο</text:span><text:span text:style-name="T1">ι μεγαλύτερες ηλικίες έχουν υψηλότερα ποσοστά εμβολιασμού, και ταυτόχρονα πολύ πιο αυξημένο κίνδυνο νοσηλείας και θανάτου λόγω COVID-19· τούτο εισάγει εντονότατο συγχυτικό σφάλμα (confounding) που υποτιμά την αποτελεσματικότητα του εμβολιασμού, και απαιτεί προσεκτική ηλικιακή στάθμιση για να διορθωθεί</text:span></text:p>
        </text:list-item>
        <text:list-item>
          <text:p text:style-name="P19"><text:span text:style-name="T6">ο </text:span><text:span text:style-name="T1">ρυθμός και των τριών εκβάσεων ποικίλει έντονα στο χρόνο ανάλογα με τη δραστηριότητα του κορωνοϊού στην κοινότητα, επομένως δε μπορούν να συγκριθούν κρούσματα που έχουν συμβεί σε διαφορετικές χρονικές περιόδους</text:span></text:p>
        </text:list-item>
      </text:list>
      <text:p text:style-name="P3"><text:span text:style-name="T2">σ</text:span><text:span text:style-name="T1">δφ</text:span></text:p>
      <text:p text:style-name="P9"/>
      <text:p text:style-name="Heading_20_2"><text:soft-page-break/>Μεθοδολογία</text:p>
      <text:p text:style-name="P20">Η ανάλυση καλύπτει την περίοδο από τις 27 Δεκεμβρίου 2020 (ημερομηνία όπου έγιναν οι πρώτοι εμβολιασμοί στην Κύπρο) μέχρι σήμερα, και διακρίνεται σε τρία μέρη: (α) περιγραφική, (β) ανάλυση επιβίωσης και (γ) πολυπαραγοντική ανάλυση.</text:p>
      <text:p text:style-name="P20">Στο πλαίσιο της περιγραφικής ανάλυσ<text:span text:style-name="T25">ης, υπολογίζεται ο αριθμός και το πηλίκο ρυθμού (rate) κρουσμάτων, νοσηλειών και θανάτων COVID-19, ανά κατηγορία εμβολιασμού (ανεμβολίαστοι, και εμβολιασμένοι με 1, 2 και 3 δόσεις αντίστοιχα) και με βάση τον ακριβή ανθρωπο-χρόνο έκθεσης κάθε κατηγορίας. Εφαρμόζεται επίσης ά</text:span><text:span text:style-name="T26">μεση ηλικιακή προτύπωση (direct age strandardization)</text:span><text:span text:style-name="T25"> </text:span><text:span text:style-name="T27">στον πληθυσμό της Κύπρου, </text:span><text:span text:style-name="T25">κατά </text:span><text:span text:style-name="T26">λεπτές</text:span><text:span text:style-name="T25"> ηλικιακές ομάδες. </text:span><text:span text:style-name="T27">Οι υπολογισμοί γίνονται χωριστά για τρείς περιόδους: από εβδομάδα 52/2020 έως 24/2021, από εβδομάδα 25/2021 έως 50/2021 και από 51/2021 έως σήμερα, οι οποίες αντιστοιχούν αδρά στην επικράτηση των τριών συχνότερων παραλλαγών του κορωνοϊού, “άλφα”, “δέλτα” και “όμικρον”.</text:span></text:p>
      <text:p text:style-name="P21">Η <text:span text:style-name="T28">ανάλυση επιβίωσης γίνεται με τη μέθοδο Kaplan-Meier, η οποία εκτιμά την αθροιστική επίπτωση της κάθε έκβασης ανά κατηγορία εμβολιασμού προϊόντος του χρόνου, </text:span><text:span text:style-name="T30">λαμβάνοντας υπόψη τον πληθυσμό σε κίνδυνο σε κάθε χρονική στιγμή</text:span><text:span text:style-name="T28">. Στις καμπύλες </text:span><text:span text:style-name="T29">αθροιστικής επίπτωσης νοσηλειών και θανάτων επιπλέον εφαρμόζεται ηλικιακή στάθμιση (</text:span><text:span text:style-name="T30">κατά </text:span><text:span text:style-name="T29">Nieto and Coresh 1996). Η ανάλυση επίσης διαχωρίζεται σε δύο περιόδους, από </text:span><text:span text:style-name="T30">1η Φεβρουαρίου έως 1η Νοεμβρίου 2021, και από 1η Νοεμβρίου 2021 έως σήμερα, περίοδο στην οποία εξετάζεται και η 3η δόση εμβολιασμού. </text:span></text:p>
      <text:p text:style-name="P22">Τέλος, η πολυπαραγοντική ανάλυση έγινε με μοντέλα παλινδρόμησης quasi-Poisson, χωριστά για κάθε έκβαση, με μεταβλητές την κατηγορία εμβολιασμού, την ηλικιακή ομάδα και την εβδομάδα αναφοράς ως κατηγορική μεταβλητή. Το μοντέλο δίνει έναν σχετικό κίνδυνο (Rate Ratio – RR) για κάθε μεταβλητή, και η <text:span text:style-name="T33">σταθμισμένη </text:span>αποτελεσματικότητα του εμβολιασμού υπολογίζεται ως 1 – RR της αντίστοιχης κατηγορίας.</text:p>
      <text:p text:style-name="P22">Όλες οι αναλύσεις χρησιμοποιούν την ημερομηνία δειγματοληψίας (αντί π.χ. της ημερομηνίας νοσηλείας ή θανάτου) ως αντιπροσωπευτικότερη της εμφάνισης κάθε κρούσματος. <text:span text:style-name="T31">Κρούσματα που αναφέρουν </text:span><text:span text:style-name="T32">εμβολιασμό με σκεύασμα άλλο από τα τέσσερα διαθέσιμα στην Κύπρο (Pfizer, Moderna, AstraZeneca και Johnson &amp; Johnson) εξαιρέθηκαν από την ανάλυση. </text:span><text:s/>Ό<text:span text:style-name="T32">λοι ο</text:span>ι υπολογισμοί έγιναν με τη χρήση του στατιστικού προγράμματος R, έκδοση 4.1.3, και ο κώδικας των αναλύσεων είναι διαθέσιμος στη διεύθυνση .</text:p>
      <text:p text:style-name="P9"/>
      <text:p text:style-name="Heading_20_2">Αποτελέσματα</text:p>
      <text:p text:style-name="Text_20_body">Ο πρώτος εμβολιασμός στην Κύπρο έγινε στις 27 Δεκεμβρίου 2020 (εβδομάδα 52/2020), που <text:soft-page-break/>αποτελεί και σημείο έναρξης της παρούσας ανάλυσης. Μέχρι τις \Sexpr{format(max(vacc$date), “%d %B %Y”)} έχουν χορηγηθεί \Sexpr{sum(vacc$n[vacc$dose==1])} εμβολιασμοί 1ης δόσης, \Sexpr{sum(vacc$n[vacc$dose==2])} 2ης και \Sexpr{sum(vacc$n[vacc$dose==3])} 3ης, που αντιστοιχούν σε ποσοστά \Sexpr{sprintf("%.1f%%", sum(vacc$n[vacc$dose==1])*100/sum(pop$n))}, \Sexpr{sprintf("%.1f%%", sum(vacc$n[vacc$dose==2])*100/sum(pop$n))} και \Sexpr{sprintf("%.1f%%", sum(vacc$n[vacc$dose==3])*100/sum(pop$n))} του Κυπριακού πληθυσμού ηλικίας 5 ετών και άνω. Έχουν χορηγηθεί \Sexpr{with(out, pct1(vaccDosesPerType["Pfizer"], sum(vaccDosesPerType)))} δόσεις εμβολίων Pfizer, \Sexpr{with(out, pct1(vaccDosesPerType["AZ"], sum(vaccDosesPerType)))} AstraZeneca, \Sexpr{with(out, pct1(vaccDosesPerType["Moderna"], sum(vaccDosesPerType)))} Moderna και \Sexpr{with(out, pct1(vaccDosesPerType["J&amp;J"], sum(vaccDosesPerType)))} Johnson και Johnson.</text:p>
      <text:p text:style-name="Text_20_body">Ομοίως από τις 27 Δεκεμβρίου 2020 έως τις \Sexpr{format(max(vacc$date), “%d %B %Y”)} έχουν καταγραφεί \Sexpr{sum(dat$case)} κρούσματα COVID-19, \Sexpr{sum(dat$hosp)} νοσηλείες και \Sexpr{sum(dat$death)} θάνατοι. </text:p>
      <text:p text:style-name="P10"/>
      <text:p text:style-name="P10"/>
      <text:p text:style-name="P6">Π<text:span text:style-name="T1">ίνακας 1(α): Κρούσματα, νοσηλείες και θάνατοι COVID-19 από εβδομάδα 52/2020 έως 24/2021</text:span></text:p>
      <text:p text:style-name="Text_20_body">&lt;&lt;tb1<text:span text:style-name="T14">a</text:span>, echo=FALSE, results=xml&gt;&gt;=</text:p>
      <text:p text:style-name="Text_20_body">odfTable(out$rtab1, styles=out$rtabstyle)</text:p>
      <text:p text:style-name="P11">@<text:line-break/></text:p>
      <text:p text:style-name="P11"/>
      <text:p text:style-name="P11"><text:span text:style-name="T14">Π</text:span><text:span text:style-name="T7">ίνακας 1(β): Κρούσματα, νοσηλείες και θάνατοι COVID-19 από εβδομάδα 25/2021 έως 50/2021</text:span></text:p>
      <text:p text:style-name="P5">&lt;&lt;tb1<text:span text:style-name="T14">b</text:span>, echo=FALSE, results=xml&gt;&gt;=</text:p>
      <text:p text:style-name="P5">odfTable(out$rtab<text:span text:style-name="T14">2</text:span>, styles=out$rtabstyle)</text:p>
      <text:p text:style-name="P11">@<text:line-break/></text:p>
      <text:p text:style-name="P11"/>
      <text:p text:style-name="P11"><text:span text:style-name="T14">Π</text:span><text:span text:style-name="T7">ίνακας 1(</text:span><text:span text:style-name="T8">γ</text:span><text:span text:style-name="T7">): Κρούσματα, νοσηλείες και θάνατοι COVID-19 από εβδομάδα 51/2021 έως σήμερα</text:span></text:p>
      <text:p text:style-name="P5">&lt;&lt;tb1<text:span text:style-name="T14">b</text:span>, echo=FALSE, results=xml&gt;&gt;=</text:p>
      <text:p text:style-name="P5">odfTable(out$rtab<text:span text:style-name="T14">3</text:span>, styles=out$rtabstyle)</text:p>
      <text:p text:style-name="P5"><text:soft-page-break/>@<text:line-break/></text:p>
      <text:p text:style-name="P5"/>
      <text:p text:style-name="P5"/>
      <text:p text:style-name="P6">Δι<text:span text:style-name="T1">άγραμμα </text:span><text:span text:style-name="T9">1</text:span><text:span text:style-name="T1">: Σταθμισμένη αποτελεσματικότητα (%) εμβολιασμού COVID-19 έναντι εργαστηριακά επιβεβαιωμένης νόσου, νοσηλείας και θανάτου</text:span></text:p>
      <text:p text:style-name="P5">&lt;&lt;<text:span text:style-name="T14">Fig</text:span><text:span text:style-name="T16">1</text:span>, echo = FALSE, results = xml&gt;&gt;=</text:p>
      <text:p text:style-name="Text_20_body">svg("plot<text:span text:style-name="T16">1</text:span>.svg", width=8, height=<text:span text:style-name="T16">8</text:span>, pointsize=1<text:span text:style-name="T16">1</text:span>)</text:p>
      <text:p text:style-name="Text_20_body">out$<text:span text:style-name="T16">KM</text:span>plot()</text:p>
      <text:p text:style-name="Text_20_body">dev.off()</text:p>
      <text:p text:style-name="Text_20_body">cat(odfInsertPlot("plot<text:span text:style-name="T16">1</text:span>.svg", width=8*0.86, height=<text:span text:style-name="T16">8</text:span>*0.86, externalFile=TRUE))</text:p>
      <text:p text:style-name="Text_20_body">file.remove("plot<text:span text:style-name="T16">1</text:span>.svg")</text:p>
      <text:p text:style-name="Text_20_body">@</text:p>
      <text:p text:style-name="Text_20_body"/>
      <text:p text:style-name="Text_20_body"/>
      <text:p text:style-name="P7">Δι<text:span text:style-name="T1">άγραμμα 2: Σταθμισμένη αποτελεσματικότητα (%) εμβολιασμού COVID-19 έναντι εργαστηριακά επιβεβαιωμένης νόσου, νοσηλείας και θανάτου</text:span></text:p>
      <text:p text:style-name="P12">&lt;&lt;<text:span text:style-name="T14">Fig2</text:span>, echo = FALSE, results = xml&gt;&gt;=</text:p>
      <text:p text:style-name="P12">svg("plot<text:span text:style-name="T14">2</text:span>.svg", width=8, height=<text:span text:style-name="T15">6</text:span>, pointsize=1<text:span text:style-name="T17">1</text:span>)</text:p>
      <text:p text:style-name="P12">out$VEplot()</text:p>
      <text:p text:style-name="P12">dev.off()</text:p>
      <text:p text:style-name="P12">cat(odfInsertPlot("plot<text:span text:style-name="T14">2</text:span>.svg", width=8*0.86, height=<text:span text:style-name="T15">6</text:span>*0.86, externalFile=TRUE))</text:p>
      <text:p text:style-name="P12">file.remove("plot<text:span text:style-name="T14">2</text:span>.svg")</text:p>
      <text:p text:style-name="P12">@</text:p>
      <text:p text:style-name="P12"/>
      <text:p text:style-name="P12"/>
      <text:p text:style-name="P8">Δι<text:span text:style-name="T1">άγραμμα </text:span><text:span text:style-name="T10">3</text:span><text:span text:style-name="T1">: </text:span><text:span text:style-name="T10">Ηλικιακή κατανομή</text:span></text:p>
      <text:p text:style-name="P13">&lt;&lt;<text:span text:style-name="T14">Fig</text:span><text:span text:style-name="T18">3</text:span><text:span text:style-name="T21">a</text:span>, echo = FALSE, results = xml&gt;&gt;=</text:p>
      <text:p text:style-name="P13">svg("plot<text:span text:style-name="T18">3</text:span><text:span text:style-name="T21">a</text:span>.svg", width=8, height=<text:span text:style-name="T18">5.5</text:span>, pointsize=1<text:span text:style-name="T17">1</text:span>)</text:p>
      <text:p text:style-name="P14"><text:soft-page-break/>par(mfrow=c(1,2))</text:p>
      <text:p text:style-name="P13">plotAgeAdjRisk(m$<text:span text:style-name="T24">case</text:span>, mar=c(5,<text:span text:style-name="T20">4</text:span>,3,<text:span text:style-name="T20">7</text:span>), reflbl="1 (αναφ.)")</text:p>
      <text:p text:style-name="P13">mtext("<text:span text:style-name="T24">Κρο</text:span><text:span text:style-name="T11">ύσματα</text:span> COVID-19 ανά ηλικία", side=3, line=1.<text:span text:style-name="T21">5</text:span>, cex=1)</text:p>
      <text:p text:style-name="P13">plotAgeAdjRisk(m$hosp, mar=c(5,<text:span text:style-name="T19">5</text:span>,3,<text:span text:style-name="T19">6</text:span>), reflbl="1 (αναφ.)")</text:p>
      <text:p text:style-name="P13">mtext("<text:span text:style-name="T24">Ν</text:span>οσηλεί<text:span text:style-name="T24">ε</text:span>ς COVID-19 ανά ηλικία", side=3, line=1.<text:span text:style-name="T21">5</text:span>, cex=1)</text:p>
      <text:p text:style-name="P13">dev.off()</text:p>
      <text:p text:style-name="P13">cat(odfInsertPlot("plot<text:span text:style-name="T18">3</text:span><text:span text:style-name="T21">a</text:span>.svg", width=8*0.86, height=<text:span text:style-name="T18">5.5</text:span>*0.86, externalFile=TRUE))</text:p>
      <text:p text:style-name="P13">file.remove("plot<text:span text:style-name="T18">3</text:span><text:span text:style-name="T21">a</text:span>.svg")</text:p>
      <text:p text:style-name="P13">@</text:p>
      <text:p text:style-name="P13"/>
      <text:p text:style-name="P13"/>
      <text:p text:style-name="P15">&lt;&lt;<text:span text:style-name="T14">Fig</text:span><text:span text:style-name="T18">3</text:span><text:span text:style-name="T21">b</text:span>, echo = FALSE, results = xml&gt;&gt;=</text:p>
      <text:p text:style-name="P15">svg("plot<text:span text:style-name="T18">3</text:span><text:span text:style-name="T21">b</text:span>.svg", width=8, height=<text:span text:style-name="T18">5</text:span>, pointsize=1<text:span text:style-name="T17">1</text:span>)</text:p>
      <text:p text:style-name="P15">plotAgeAdjRisk(m$death, reflbl="1 (αναφ.)", mar=c(5,<text:span text:style-name="T23">11</text:span>,3,<text:span text:style-name="T22">1</text:span><text:span text:style-name="T23">4</text:span>))</text:p>
      <text:p text:style-name="P15">mtext("Θνησιμότητα COVID-19 ανά ηλικία", side=3, line=1.<text:span text:style-name="T21">5</text:span>, cex=1)</text:p>
      <text:p text:style-name="P15">dev.off()</text:p>
      <text:p text:style-name="P15">cat(odfInsertPlot("plot<text:span text:style-name="T18">3</text:span><text:span text:style-name="T21">b</text:span>.svg", width=8*0.86, height=<text:span text:style-name="T18">5</text:span>*0.86, externalFile=TRUE))</text:p>
      <text:p text:style-name="P15">file.remove("plot<text:span text:style-name="T18">3</text:span><text:span text:style-name="T21">b</text:span>.svg")</text:p>
      <text:p text:style-name="P15">@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pitch="variable"/>
    <style:font-face style:name="Fira Sans" svg:font-family="'Fira Sans'" style:font-adornments="Έντονα" style:font-family-generic="swiss" style:font-pitch="variable"/>
    <style:font-face style:name="Fira Sans1" svg:font-family="'Fira Sans'" style:font-adornments="Κανονικά" style:font-family-generic="swiss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adornments="Κανονικά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/>
    <style:font-face style:name="Times New Roman" svg:font-family="'Times New Roman'" style:font-adornments="Κανονικά" style:font-family-generic="roman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WenQuanYi Micro Hei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font-name-asian="WenQuanYi Micro Hei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Fira Sans1" fo:font-family="'Fira Sans'" style:font-style-name="Κανονικά" style:font-family-generic="swiss" style:font-pitch="variable" fo:font-size="11pt" fo:language="el" fo:country="GR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lr-tb"/>
      <style:text-properties style:font-name="Fira Sans1" fo:font-family="'Fira Sans'" style:font-style-name="Κανονικά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fo:text-align="justify" style:justify-single-word="false" style:page-number="auto" style:writing-mode="lr-tb"/>
      <style:text-properties fo:font-size="11pt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Bibliography_20_1" style:display-name="Bibliography 1" style:family="paragraph" style:parent-style-name="Index" style:class="index" style:master-page-name="">
      <loext:graphic-properties draw:fill="none" draw:fill-color="#729fcf"/>
      <style:paragraph-properties fo:margin-left="0.677cm" fo:margin-right="0cm" fo:margin-top="0cm" fo:margin-bottom="0.423cm" style:contextual-spacing="false" fo:line-height="150%" fo:text-indent="-0.677cm" style:auto-text-indent="false" style:page-number="auto" fo:background-color="transparent" style:shadow="none" style:writing-mode="lr-tb">
        <style:tab-stops>
          <style:tab-stop style:position="0.677cm"/>
        </style:tab-stops>
      </style:paragraph-properties>
      <style:text-properties fo:font-size="11pt"/>
    </style:style>
    <style:style style:name="Preformatted_20_Text" style:display-name="Preformatted Text" style:family="paragraph" style:parent-style-name="Standard" style:class="html">
      <style:paragraph-properties style:writing-mode="lr-tb"/>
      <style:text-properties style:font-name="Liberation Mono" fo:font-family="'Liberation Mono'" style:font-style-name="Κανονικά" style:font-pitch="fixed" fo:font-size="9pt"/>
    </style:style>
    <style:style style:name="Table_20_Contents" style:display-name="Table Contents" style:family="paragraph" style:parent-style-name="Standard" style:class="extra">
      <style:paragraph-properties style:writing-mode="lr-tb"/>
      <style:text-properties fo:font-size="11pt"/>
    </style:style>
    <style:style style:name="MyCenteredNormal" style:family="paragraph">
      <style:paragraph-properties fo:text-align="center" style:justify-single-word="false"/>
      <style:text-properties fo:color="#000000" loext:opacity="100%" style:font-name="Times New Roman" fo:font-family="'Times New Roman'" style:font-style-name="Κανονικά" style:font-family-generic="roman" fo:font-size="10pt"/>
    </style:style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>
      <style:paragraph-properties fo:margin-top="0cm" fo:margin-bottom="0.21cm" style:contextual-spacing="false" fo:line-height="150%" style:writing-mode="lr-tb"/>
      <style:text-properties fo:font-size="11pt" fo:font-weight="bold"/>
    </style:style>
    <style:style style:name="Heading_20_2" style:display-name="Heading 2" style:family="paragraph" style:parent-style-name="Heading" style:class="text" style:master-page-name="">
      <style:paragraph-properties fo:margin-top="0cm" fo:margin-bottom="0.21cm" style:contextual-spacing="false" fo:line-height="200%" style:page-number="auto" style:writing-mode="lr-tb"/>
      <style:text-properties fo:font-variant="normal" fo:text-transform="none" fo:font-size="13pt" fo:font-weight="bold"/>
    </style:style>
    <style:style style:name="MyHighlightRed" style:family="paragraph">
      <style:paragraph-properties fo:text-align="center" style:justify-single-word="false"/>
      <style:text-properties fo:color="#ff0000" loext:opacity="100%" style:font-name="Times New Roman" fo:font-family="'Times New Roman'" style:font-style-name="Κανονικά" style:font-family-generic="roman" fo:font-size="10pt"/>
    </style:style>
    <style:style style:name="MyHighlightBlue" style:family="paragraph">
      <style:paragraph-properties fo:text-align="center" style:justify-single-word="false"/>
      <style:text-properties fo:color="#0000ff" loext:opacity="100%" style:font-name="Times New Roman" fo:font-family="'Times New Roman'" style:font-style-name="Κανονικά" style:font-family-generic="roman" fo:font-size="10pt"/>
    </style:style>
    <style:style style:name="ArialCenteredBold" style:family="paragraph">
      <style:paragraph-properties fo:text-align="center" style:justify-single-word="false"/>
      <style:text-properties fo:color="#000000" loext:opacity="100%" style:font-name="Fira Sans" fo:font-family="'Fira Sans'" style:font-style-name="Έντονα" style:font-family-generic="swiss" style:font-pitch="variable" fo:font-size="10pt" fo:font-weight="bold"/>
    </style:style>
    <style:style style:name="ArialNormal" style:family="paragraph">
      <style:paragraph-properties fo:text-align="start" style:justify-single-word="false"/>
      <style:text-properties fo:color="#000000" loext:opacity="100%" fo:font-size="12pt"/>
    </style:style>
    <style:style style:name="ArialCentered" style:family="paragraph">
      <style:paragraph-properties fo:text-align="center" style:justify-single-word="false"/>
      <style:text-properties fo:color="#000000" loext:opacity="100%" style:font-name="Fira Sans1" fo:font-family="'Fira Sans'" style:font-style-name="Κανονικά" style:font-family-generic="swiss" style:font-pitch="variable" fo:font-size="10pt"/>
    </style:style>
    <style:style style:name="ArialHighlight" style:family="paragraph">
      <style:paragraph-properties fo:text-align="center" style:justify-single-word="false"/>
      <style:text-properties fo:color="#ff0000" loext:opacity="100%" fo:font-size="12pt" fo:font-weight="bold"/>
    </style:style>
    <style:style style:name="ttBlue" style:family="paragraph">
      <style:paragraph-properties fo:text-align="start" style:justify-single-word="false"/>
      <style:text-properties fo:color="#000080" loext:opacity="100%" fo:font-size="10pt"/>
    </style:style>
    <style:style style:name="ttRed" style:family="paragraph">
      <style:paragraph-properties fo:text-align="start" style:justify-single-word="false"/>
      <style:text-properties fo:color="#800000" loext:opacity="100%" fo:font-size="10pt"/>
    </style:style>
    <style:style style:name="MyNormal" style:family="paragraph">
      <style:paragraph-properties fo:text-align="start" style:justify-single-word="false"/>
      <style:text-properties fo:color="#000000" loext:opacity="100%" style:font-name="Times New Roman" fo:font-family="'Times New Roman'" style:font-style-name="Κανονικά" style:font-family-generic="roman"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30%" style:font-weight-asian="bold" style:font-size-complex="130%" style:font-weight-complex="600"/>
    </style:style>
    <style:style style:name="WW8Num1z0" style:family="text">
      <style:text-properties style:font-name="Symbol" fo:font-family="Symbol" fo:font-size="11pt" style:font-size-asian="11pt" style:font-name-complex="OpenSymbol1" style:font-family-complex="OpenSymbol, 'Arial Unicode MS'" style:font-charset-complex="x-symbol" style:font-size-complex="11pt"/>
    </style:style>
    <style:style style:name="WW8Num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RlandscapePag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eodore Lytras</meta:initial-creator>
    <meta:creation-date>2013-12-27T08:42:59.065365500</meta:creation-date>
    <meta:editing-duration>P15DT17H8M55S</meta:editing-duration>
    <dc:date>2022-03-23T17:03:32.981003176</dc:date>
    <meta:editing-cycles>359</meta:editing-cycles>
    <meta:generator>LibreOffice/7.3.1.3$Linux_X86_64 LibreOffice_project/30$Build-3</meta:generator>
    <dc:creator>Theodore Lytras</dc:creator>
    <meta:document-statistic meta:table-count="0" meta:image-count="0" meta:object-count="0" meta:page-count="5" meta:paragraph-count="67" meta:word-count="880" meta:character-count="7465" meta:non-whitespace-character-count="6647"/>
    <meta:user-defined meta:name="ZOTERO_PREF_1">&lt;data data-version="3" zotero-version="5.0.34-beta.1+5fcac10db"&gt;&lt;session id="6lZItHlP"/&gt;&lt;style id="http://www.zotero.org/styles/american-journal-of-epidemiology" hasBibliography="1" bibliographyStyleHasBeenSet="1"/&gt;&lt;prefs&gt;&lt;pref name="fieldType" value="Ref</meta:user-defined>
    <meta:user-defined meta:name="ZOTERO_PREF_2">erenceMark"/&gt;&lt;pref name="automaticJournalAbbreviations" value="false"/&gt;&lt;pref name="noteType" value="0"/&gt;&lt;/prefs&gt;&lt;/data&gt;</meta:user-defined>
  </office:meta>
</office:document-meta>
</file>